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c599" officeooo:paragraph-rsid="0008c599" style:font-weight-asian="bold" style:font-weight-complex="bold"/>
    </style:style>
    <style:style style:name="P2" style:family="paragraph" style:parent-style-name="Standard">
      <style:text-properties fo:font-weight="bold" officeooo:rsid="0009471e" officeooo:paragraph-rsid="0009471e" style:font-weight-asian="bold" style:font-weight-complex="bold"/>
    </style:style>
    <style:style style:name="P3" style:family="paragraph" style:parent-style-name="Standard">
      <style:text-properties fo:font-weight="bold" officeooo:rsid="000a8c29" officeooo:paragraph-rsid="000b7929" style:font-weight-asian="bold" style:font-weight-complex="bold"/>
    </style:style>
    <style:style style:name="P4" style:family="paragraph" style:parent-style-name="Standard">
      <style:text-properties fo:font-weight="bold" officeooo:rsid="000a8c29" officeooo:paragraph-rsid="000dfb56" style:font-weight-asian="bold" style:font-weight-complex="bold"/>
    </style:style>
    <style:style style:name="P5" style:family="paragraph" style:parent-style-name="Standard">
      <style:text-properties fo:font-weight="bold" officeooo:rsid="000a8c29" officeooo:paragraph-rsid="0011eaa7" style:font-weight-asian="bold" style:font-weight-complex="bold"/>
    </style:style>
    <style:style style:name="P6" style:family="paragraph" style:parent-style-name="Standard">
      <style:text-properties fo:font-weight="bold" officeooo:rsid="000a8c29" officeooo:paragraph-rsid="001d78ea" style:font-weight-asian="bold" style:font-weight-complex="bold"/>
    </style:style>
    <style:style style:name="P7" style:family="paragraph" style:parent-style-name="Standard">
      <style:text-properties fo:font-weight="normal" officeooo:rsid="0008c599" officeooo:paragraph-rsid="0008c599" style:font-weight-asian="normal" style:font-weight-complex="normal"/>
    </style:style>
    <style:style style:name="P8" style:family="paragraph" style:parent-style-name="Standard">
      <style:text-properties fo:font-weight="normal" officeooo:rsid="0008c599" officeooo:paragraph-rsid="0009471e" style:font-weight-asian="normal" style:font-weight-complex="normal"/>
    </style:style>
    <style:style style:name="P9" style:family="paragraph" style:parent-style-name="Standard">
      <style:text-properties fo:font-weight="normal" officeooo:rsid="0009471e" officeooo:paragraph-rsid="0009471e" style:font-weight-asian="normal" style:font-weight-complex="normal"/>
    </style:style>
    <style:style style:name="P10" style:family="paragraph" style:parent-style-name="Standard">
      <style:text-properties fo:font-style="normal" fo:font-weight="normal" officeooo:rsid="000a8c29" officeooo:paragraph-rsid="000a8c29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a8c29" officeooo:paragraph-rsid="000b7929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a8c29" officeooo:paragraph-rsid="000dfb56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b7929" officeooo:paragraph-rsid="000dfb56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0b7929" officeooo:paragraph-rsid="000b7929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0f3926" officeooo:paragraph-rsid="000f3926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50ea1" officeooo:paragraph-rsid="00150ea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0fc219" officeooo:paragraph-rsid="000fc219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5eb0b" officeooo:paragraph-rsid="00174669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paragraph-rsid="000b7929"/>
    </style:style>
    <style:style style:name="P20" style:family="paragraph" style:parent-style-name="Standard">
      <style:text-properties officeooo:paragraph-rsid="000dfb56"/>
    </style:style>
    <style:style style:name="P21" style:family="paragraph" style:parent-style-name="Standard">
      <style:text-properties style:font-name="Liberation Serif1" fo:font-weight="normal" officeooo:rsid="0009471e" officeooo:paragraph-rsid="0009471e" style:font-name-asian="Liberation Serif1" style:font-weight-asian="normal" style:font-name-complex="Liberation Serif1" style:font-weight-complex="normal"/>
    </style:style>
    <style:style style:name="P22" style:family="paragraph" style:parent-style-name="Standard">
      <style:text-properties style:font-name="Liberation Serif1" fo:font-weight="normal" officeooo:rsid="0015eb0b" officeooo:paragraph-rsid="0015eb0b" style:font-name-asian="Liberation Serif1" style:font-weight-asian="normal" style:font-name-complex="Liberation Serif1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weight="normal" officeooo:rsid="0021c4e1" officeooo:paragraph-rsid="0021c4e1" style:font-name-asian="Liberation Serif1" style:font-weight-asian="normal" style:font-name-complex="Liberation Serif1" style:font-weight-complex="normal"/>
    </style:style>
    <style:style style:name="P24" style:family="paragraph" style:parent-style-name="Standard">
      <style:text-properties style:font-name="Liberation Serif1" fo:font-weight="bold" officeooo:rsid="000a8c29" officeooo:paragraph-rsid="000a8c29" style:font-name-asian="Liberation Serif1" style:font-weight-asian="bold" style:font-name-complex="Liberation Serif1" style:font-weight-complex="bold"/>
    </style:style>
    <style:style style:name="P25" style:family="paragraph" style:parent-style-name="Standard">
      <style:text-properties style:font-name="Liberation Serif1" fo:font-weight="bold" officeooo:rsid="000a8c29" officeooo:paragraph-rsid="000b7929" style:font-name-asian="Liberation Serif1" style:font-weight-asian="bold" style:font-name-complex="Liberation Serif1" style:font-weight-complex="bold"/>
    </style:style>
    <style:style style:name="P26" style:family="paragraph" style:parent-style-name="Standard">
      <style:text-properties style:font-name="Liberation Serif1" fo:font-weight="bold" officeooo:rsid="000a8c29" officeooo:paragraph-rsid="000dfb56" style:font-name-asian="Liberation Serif1" style:font-weight-asian="bold" style:font-name-complex="Liberation Serif1" style:font-weight-complex="bold"/>
    </style:style>
    <style:style style:name="P27" style:family="paragraph" style:parent-style-name="Standard">
      <style:text-properties style:font-name="Liberation Serif1" fo:font-weight="bold" officeooo:rsid="000a8c29" officeooo:paragraph-rsid="0011eaa7" style:font-name-asian="Liberation Serif1" style:font-weight-asian="bold" style:font-name-complex="Liberation Serif1" style:font-weight-complex="bold"/>
    </style:style>
    <style:style style:name="P28" style:family="paragraph" style:parent-style-name="Standard">
      <style:text-properties style:font-name="Liberation Serif1" fo:font-weight="bold" officeooo:rsid="000a8c29" officeooo:paragraph-rsid="001d78ea" style:font-name-asian="Liberation Serif1" style:font-weight-asian="bold" style:font-name-complex="Liberation Serif1" style:font-weight-complex="bold"/>
    </style:style>
    <style:style style:name="P29" style:family="paragraph" style:parent-style-name="Standard">
      <style:text-properties style:font-name="Liberation Serif1" fo:font-style="normal" fo:font-weight="normal" officeooo:rsid="000a8c29" officeooo:paragraph-rsid="000a8c29" style:font-name-asian="Liberation Serif1" style:font-style-asian="normal" style:font-weight-asian="normal" style:font-name-complex="Liberation Serif1" style:font-style-complex="normal" style:font-weight-complex="normal"/>
    </style:style>
    <style:style style:name="P30" style:family="paragraph" style:parent-style-name="Standard">
      <style:text-properties style:font-name="Liberation Serif1" fo:font-style="normal" fo:font-weight="normal" officeooo:rsid="000a8c29" officeooo:paragraph-rsid="000b7929" style:font-name-asian="Liberation Serif1" style:font-style-asian="normal" style:font-weight-asian="normal" style:font-name-complex="Liberation Serif1" style:font-style-complex="normal" style:font-weight-complex="normal"/>
    </style:style>
    <style:style style:name="P31" style:family="paragraph" style:parent-style-name="Standard">
      <style:text-properties style:font-name="Liberation Serif1" fo:font-style="normal" fo:font-weight="normal" officeooo:rsid="000a8c29" officeooo:paragraph-rsid="000dfb56" style:font-name-asian="Liberation Serif1" style:font-style-asian="normal" style:font-weight-asian="normal" style:font-name-complex="Liberation Serif1" style:font-style-complex="normal" style:font-weight-complex="normal"/>
    </style:style>
    <style:style style:name="P32" style:family="paragraph" style:parent-style-name="Standard">
      <style:text-properties style:font-name="Liberation Serif1" fo:font-style="normal" fo:font-weight="normal" officeooo:rsid="000a8c29" officeooo:paragraph-rsid="0011eaa7" style:font-name-asian="Liberation Serif1" style:font-style-asian="normal" style:font-weight-asian="normal" style:font-name-complex="Liberation Serif1" style:font-style-complex="normal" style:font-weight-complex="normal"/>
    </style:style>
    <style:style style:name="P33" style:family="paragraph" style:parent-style-name="Standard">
      <style:text-properties style:font-name="Liberation Serif1" fo:font-style="normal" fo:font-weight="normal" officeooo:rsid="000a8c29" officeooo:paragraph-rsid="001d78ea" style:font-name-asian="Liberation Serif1" style:font-style-asian="normal" style:font-weight-asian="normal" style:font-name-complex="Liberation Serif1" style:font-style-complex="normal" style:font-weight-complex="normal"/>
    </style:style>
    <style:style style:name="P34" style:family="paragraph" style:parent-style-name="Standard">
      <style:text-properties style:font-name="Liberation Serif1" fo:font-style="normal" fo:font-weight="normal" officeooo:rsid="000b7929" officeooo:paragraph-rsid="000b7929" style:font-name-asian="Liberation Serif1" style:font-style-asian="normal" style:font-weight-asian="normal" style:font-name-complex="Liberation Serif1" style:font-style-complex="normal" style:font-weight-complex="normal"/>
    </style:style>
    <style:style style:name="P35" style:family="paragraph" style:parent-style-name="Standard">
      <style:text-properties style:font-name="Liberation Serif1" fo:font-style="normal" fo:font-weight="normal" officeooo:rsid="0015eb0b" officeooo:paragraph-rsid="00174669" style:font-name-asian="Liberation Serif1" style:font-style-asian="normal" style:font-weight-asian="normal" style:font-name-complex="Liberation Serif1" style:font-style-complex="normal" style:font-weight-complex="normal"/>
    </style:style>
    <style:style style:name="P36" style:family="paragraph" style:parent-style-name="Standard">
      <style:text-properties style:font-name="Liberation Serif1" fo:font-style="normal" fo:font-weight="normal" officeooo:rsid="0015eb0b" officeooo:paragraph-rsid="0018097c" style:font-name-asian="Liberation Serif1" style:font-style-asian="normal" style:font-weight-asian="normal" style:font-name-complex="Liberation Serif1" style:font-style-complex="normal" style:font-weight-complex="normal"/>
    </style:style>
    <style:style style:name="P37" style:family="paragraph" style:parent-style-name="Standard">
      <style:text-properties style:font-name="Liberation Serif1" fo:font-style="normal" fo:font-weight="normal" officeooo:rsid="0015eb0b" officeooo:paragraph-rsid="0019f85b" style:font-name-asian="Liberation Serif1" style:font-style-asian="normal" style:font-weight-asian="normal" style:font-name-complex="Liberation Serif1" style:font-style-complex="normal" style:font-weight-complex="normal"/>
    </style:style>
    <style:style style:name="P38" style:family="paragraph" style:parent-style-name="Standard">
      <style:text-properties style:font-name="Liberation Serif1" fo:font-style="normal" fo:font-weight="normal" officeooo:rsid="0021c4e1" officeooo:paragraph-rsid="0022999c" style:font-name-asian="Liberation Serif1" style:font-style-asian="normal" style:font-weight-asian="normal" style:font-name-complex="Liberation Serif1" style:font-style-complex="normal" style:font-weight-complex="normal"/>
    </style:style>
    <style:style style:name="P39" style:family="paragraph" style:parent-style-name="Standard">
      <style:text-properties style:font-name="Liberation Serif1" fo:font-style="normal" fo:font-weight="normal" officeooo:rsid="0022999c" officeooo:paragraph-rsid="0024fe4b" style:font-name-asian="Liberation Serif1" style:font-style-asian="normal" style:font-weight-asian="normal" style:font-name-complex="Liberation Serif1" style:font-style-complex="normal" style:font-weight-complex="normal"/>
    </style:style>
    <style:style style:name="P40" style:family="paragraph" style:parent-style-name="Standard">
      <style:text-properties style:font-name="Liberation Serif1" fo:font-style="normal" fo:font-weight="bold" officeooo:rsid="0008c599" officeooo:paragraph-rsid="000a8c29" style:font-name-asian="Liberation Serif1" style:font-style-asian="normal" style:font-weight-asian="bold" style:font-name-complex="Liberation Serif1" style:font-style-complex="normal" style:font-weight-complex="bold"/>
    </style:style>
    <style:style style:name="P41" style:family="paragraph" style:parent-style-name="Standard">
      <style:text-properties style:font-name="Liberation Serif1" fo:font-style="normal" fo:font-weight="bold" officeooo:rsid="0008c599" officeooo:paragraph-rsid="000b7929" style:font-name-asian="Liberation Serif1" style:font-style-asian="normal" style:font-weight-asian="bold" style:font-name-complex="Liberation Serif1" style:font-style-complex="normal" style:font-weight-complex="bold"/>
    </style:style>
    <style:style style:name="P42" style:family="paragraph" style:parent-style-name="Standard">
      <style:text-properties style:font-name="Liberation Serif1" fo:font-style="normal" fo:font-weight="bold" officeooo:rsid="0008c599" officeooo:paragraph-rsid="000dfb56" style:font-name-asian="Liberation Serif1" style:font-style-asian="normal" style:font-weight-asian="bold" style:font-name-complex="Liberation Serif1" style:font-style-complex="normal" style:font-weight-complex="bold"/>
    </style:style>
    <style:style style:name="P43" style:family="paragraph" style:parent-style-name="Standard">
      <style:text-properties style:font-name="Liberation Serif1" fo:font-style="normal" fo:font-weight="bold" officeooo:rsid="0008c599" officeooo:paragraph-rsid="0011eaa7" style:font-name-asian="Liberation Serif1" style:font-style-asian="normal" style:font-weight-asian="bold" style:font-name-complex="Liberation Serif1" style:font-style-complex="normal" style:font-weight-complex="bold"/>
    </style:style>
    <style:style style:name="P44" style:family="paragraph" style:parent-style-name="Standard">
      <style:text-properties style:font-name="Liberation Serif1" fo:font-style="normal" fo:font-weight="bold" officeooo:rsid="001c9f41" officeooo:paragraph-rsid="001c9f41" style:font-name-asian="Liberation Serif1" style:font-style-asian="normal" style:font-weight-asian="bold" style:font-name-complex="Liberation Serif1" style:font-style-complex="normal" style:font-weight-complex="bold"/>
    </style:style>
    <style:style style:name="P45" style:family="paragraph" style:parent-style-name="Standard">
      <style:text-properties style:text-position="0% 100%" fo:font-style="normal" fo:font-weight="normal" officeooo:rsid="00201f2e" officeooo:paragraph-rsid="00201f2e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officeooo:paragraph-rsid="001b744d"/>
    </style:style>
    <style:style style:name="P47" style:family="paragraph" style:parent-style-name="Standard">
      <style:text-properties style:font-name="Liberation Serif1" fo:font-style="normal" fo:font-weight="normal" officeooo:rsid="00150ea1" officeooo:paragraph-rsid="00150ea1" style:font-name-asian="Liberation Serif1" style:font-style-asian="normal" style:font-weight-asian="normal" style:font-name-complex="Liberation Serif1" style:font-style-complex="normal" style:font-weight-complex="normal"/>
    </style:style>
    <style:style style:name="P48" style:family="paragraph" style:parent-style-name="Standard">
      <style:text-properties style:font-name="Liberation Serif1" fo:font-style="normal" fo:font-weight="normal" officeooo:rsid="000dfb56" officeooo:paragraph-rsid="0011eaa7" style:font-name-asian="Liberation Serif1" style:font-style-asian="normal" style:font-weight-asian="normal" style:font-name-complex="Liberation Serif1" style:font-style-complex="normal" style:font-weight-complex="normal"/>
    </style:style>
    <style:style style:name="P49" style:family="paragraph" style:parent-style-name="Standard">
      <style:text-properties style:font-name="Liberation Serif1" fo:font-style="normal" fo:font-weight="normal" officeooo:rsid="000dfb56" officeooo:paragraph-rsid="001e499f" style:font-name-asian="Liberation Serif1" style:font-style-asian="normal" style:font-weight-asian="normal" style:font-name-complex="Liberation Serif1" style:font-style-complex="normal" style:font-weight-complex="normal"/>
    </style:style>
    <style:style style:name="P50" style:family="paragraph" style:parent-style-name="Standard">
      <style:text-properties style:font-name="Liberation Serif1" fo:font-style="normal" fo:font-weight="normal" officeooo:rsid="0022999c" officeooo:paragraph-rsid="0024f045" style:font-name-asian="Liberation Serif1" style:font-style-asian="normal" style:font-weight-asian="normal" style:font-name-complex="Liberation Serif1" style:font-style-complex="normal" style:font-weight-complex="normal"/>
    </style:style>
    <style:style style:name="P51" style:family="paragraph" style:parent-style-name="Standard">
      <style:text-properties style:font-name="Liberation Serif1" fo:font-style="normal" fo:font-weight="normal" officeooo:rsid="0022999c" officeooo:paragraph-rsid="0025d85c" style:font-name-asian="Liberation Serif1" style:font-style-asian="normal" style:font-weight-asian="normal" style:font-name-complex="Liberation Serif1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2b0cb7" officeooo:paragraph-rsid="002b0cb7" style:font-name-asian="Liberation Serif1" style:font-style-asian="normal" style:font-weight-asian="normal" style:font-name-complex="Liberation Serif1" style:font-style-complex="normal" style:font-weight-complex="normal"/>
    </style:style>
    <style:style style:name="P53" style:family="paragraph" style:parent-style-name="Standard">
      <style:text-properties style:font-name="Liberation Serif1" fo:font-style="normal" fo:font-weight="normal" officeooo:rsid="002b0cb7" officeooo:paragraph-rsid="002b0cb7" style:font-name-asian="Liberation Serif1" style:font-style-asian="normal" style:font-weight-asian="normal" style:font-name-complex="Liberation Serif1" style:font-style-complex="normal" style:font-weight-complex="normal"/>
    </style:style>
    <style:style style:name="P54" style:family="paragraph" style:parent-style-name="Standard">
      <style:text-properties style:font-name="Liberation Serif1" fo:font-style="normal" fo:font-weight="bold" officeooo:rsid="0008c599" officeooo:paragraph-rsid="0011eaa7" style:font-name-asian="Liberation Serif1" style:font-style-asian="normal" style:font-weight-asian="bold" style:font-name-complex="Liberation Serif1" style:font-style-complex="normal" style:font-weight-complex="bold"/>
    </style:style>
    <style:style style:name="P55" style:family="paragraph" style:parent-style-name="Standard">
      <style:text-properties style:font-name="Liberation Serif1" fo:font-style="normal" fo:font-weight="bold" officeooo:rsid="0008c599" officeooo:paragraph-rsid="001d78ea" style:font-name-asian="Liberation Serif1" style:font-style-asian="normal" style:font-weight-asian="bold" style:font-name-complex="Liberation Serif1" style:font-style-complex="normal" style:font-weight-complex="bold"/>
    </style:style>
    <style:style style:name="P56" style:family="paragraph" style:parent-style-name="Standard">
      <style:text-properties style:font-name="Liberation Serif1" fo:font-style="normal" fo:font-weight="bold" officeooo:rsid="0008c599" officeooo:paragraph-rsid="002905c0" style:font-name-asian="Liberation Serif1" style:font-style-asian="normal" style:font-weight-asian="bold" style:font-name-complex="Liberation Serif1" style:font-style-complex="normal" style:font-weight-complex="bold"/>
    </style:style>
    <style:style style:name="P57" style:family="paragraph" style:parent-style-name="Standard">
      <style:text-properties style:font-name="Liberation Serif1" fo:font-weight="bold" officeooo:rsid="000a8c29" officeooo:paragraph-rsid="002905c0" style:font-name-asian="Liberation Serif1" style:font-weight-asian="bold" style:font-name-complex="Liberation Serif1" style:font-weight-complex="bold"/>
    </style:style>
    <style:style style:name="P58" style:family="paragraph" style:parent-style-name="Standard">
      <style:text-properties style:text-position="0% 100%" style:font-name="Liberation Serif1" fo:font-style="normal" fo:font-weight="normal" officeooo:rsid="0018097c" officeooo:paragraph-rsid="0019f85b" style:font-name-asian="Liberation Serif1" style:font-style-asian="normal" style:font-weight-asian="normal" style:font-name-complex="Liberation Serif1" style:font-style-complex="normal" style:font-weight-complex="normal"/>
    </style:style>
    <style:style style:name="P59" style:family="paragraph" style:parent-style-name="Standard">
      <style:text-properties style:text-position="0% 100%" style:font-name="Liberation Serif1" fo:font-style="normal" fo:font-weight="normal" officeooo:rsid="0027b2f4" officeooo:paragraph-rsid="0027b2f4" style:font-name-asian="Liberation Serif1" style:font-style-asian="normal" style:font-weight-asian="normal" style:font-name-complex="Liberation Serif1" style:font-style-complex="normal" style:font-weight-complex="normal"/>
    </style:style>
    <style:style style:name="P60" style:family="paragraph" style:parent-style-name="Standard">
      <style:text-properties style:text-position="0% 100%" style:font-name="Liberation Serif1" fo:font-style="normal" fo:font-weight="normal" officeooo:rsid="002b0cb7" officeooo:paragraph-rsid="002b0cb7" style:font-name-asian="Liberation Serif1" style:font-style-asian="normal" style:font-weight-asian="normal" style:font-name-complex="Liberation Serif1" style:font-style-complex="normal" style:font-weight-complex="normal"/>
    </style:style>
    <style:style style:name="P61" style:family="paragraph" style:parent-style-name="Standard">
      <style:text-properties style:text-position="0% 100%" style:font-name="Liberation Serif1" fo:font-style="normal" fo:font-weight="bold" officeooo:rsid="0018097c" officeooo:paragraph-rsid="001d78ea" style:font-name-asian="Liberation Serif1" style:font-style-asian="normal" style:font-weight-asian="bold" style:font-name-complex="Liberation Serif1" style:font-style-complex="normal" style:font-weight-complex="bold"/>
    </style:style>
    <style:style style:name="P62" style:family="paragraph" style:parent-style-name="Standard">
      <style:text-properties style:text-position="0% 100%" style:font-name="Liberation Serif1" fo:font-style="normal" fo:font-weight="bold" officeooo:rsid="0018097c" officeooo:paragraph-rsid="0027b2f4" style:font-name-asian="Liberation Serif1" style:font-style-asian="normal" style:font-weight-asian="bold" style:font-name-complex="Liberation Serif1" style:font-style-complex="normal" style:font-weight-complex="bold"/>
    </style:style>
    <style:style style:name="P63" style:family="paragraph" style:parent-style-name="Standard">
      <style:text-properties style:text-position="0% 100%" style:font-name="Liberation Serif1" fo:font-style="normal" fo:font-weight="bold" officeooo:rsid="0018097c" officeooo:paragraph-rsid="002905c0" style:font-name-asian="Liberation Serif1" style:font-style-asian="normal" style:font-weight-asian="bold" style:font-name-complex="Liberation Serif1" style:font-style-complex="normal" style:font-weight-complex="bold"/>
    </style:style>
    <style:style style:name="P64" style:family="paragraph" style:parent-style-name="Standard">
      <style:text-properties officeooo:paragraph-rsid="0025d85c"/>
    </style:style>
    <style:style style:name="P65" style:family="paragraph" style:parent-style-name="Standard">
      <style:text-properties fo:font-weight="bold" officeooo:rsid="000a8c29" officeooo:paragraph-rsid="002905c0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officeooo:paragraph-rsid="002a6428"/>
    </style:style>
    <style:style style:name="T1" style:family="text">
      <style:text-properties officeooo:rsid="0009471e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09471e" style:font-name-asian="Liberation Serif1" style:font-name-complex="Liberation Serif1"/>
    </style:style>
    <style:style style:name="T4" style:family="text">
      <style:text-properties style:font-name="Liberation Serif1" officeooo:rsid="000b7929" style:font-name-asian="Liberation Serif1" style:font-name-complex="Liberation Serif1"/>
    </style:style>
    <style:style style:name="T5" style:family="text">
      <style:text-properties style:font-name="Liberation Serif1" officeooo:rsid="000cce4f" style:font-name-asian="Liberation Serif1" style:font-name-complex="Liberation Serif1"/>
    </style:style>
    <style:style style:name="T6" style:family="text">
      <style:text-properties style:font-name="Liberation Serif1" officeooo:rsid="000dfb56" style:font-name-asian="Liberation Serif1" style:font-name-complex="Liberation Serif1"/>
    </style:style>
    <style:style style:name="T7" style:family="text">
      <style:text-properties style:font-name="Liberation Serif1" officeooo:rsid="000f3926" style:font-name-asian="Liberation Serif1" style:font-name-complex="Liberation Serif1"/>
    </style:style>
    <style:style style:name="T8" style:family="text">
      <style:text-properties style:font-name="Liberation Serif1" officeooo:rsid="000fc219" style:font-name-asian="Liberation Serif1" style:font-name-complex="Liberation Serif1"/>
    </style:style>
    <style:style style:name="T9" style:family="text">
      <style:text-properties style:font-name="Liberation Serif1" officeooo:rsid="0011eaa7" style:font-name-asian="Liberation Serif1" style:font-name-complex="Liberation Serif1"/>
    </style:style>
    <style:style style:name="T10" style:family="text">
      <style:text-properties style:font-name="Liberation Serif1" officeooo:rsid="00174669" style:font-name-asian="Liberation Serif1" style:font-name-complex="Liberation Serif1"/>
    </style:style>
    <style:style style:name="T11" style:family="text">
      <style:text-properties style:font-name="Liberation Serif1" officeooo:rsid="001b744d" style:font-name-asian="Liberation Serif1" style:font-name-complex="Liberation Serif1"/>
    </style:style>
    <style:style style:name="T12" style:family="text">
      <style:text-properties style:font-name="Liberation Serif1" officeooo:rsid="001c9f41" style:font-name-asian="Liberation Serif1" style:font-name-complex="Liberation Serif1"/>
    </style:style>
    <style:style style:name="T13" style:family="text">
      <style:text-properties style:font-name="Liberation Serif1" officeooo:rsid="001d78ea" style:font-name-asian="Liberation Serif1" style:font-name-complex="Liberation Serif1"/>
    </style:style>
    <style:style style:name="T14" style:family="text">
      <style:text-properties style:font-name="Liberation Serif1" officeooo:rsid="001e499f" style:font-name-asian="Liberation Serif1" style:font-name-complex="Liberation Serif1"/>
    </style:style>
    <style:style style:name="T15" style:family="text">
      <style:text-properties style:font-name="Liberation Serif1" officeooo:rsid="0022999c" style:font-name-asian="Liberation Serif1" style:font-name-complex="Liberation Serif1"/>
    </style:style>
    <style:style style:name="T16" style:family="text">
      <style:text-properties style:font-name="Liberation Serif1" officeooo:rsid="002905c0" style:font-name-asian="Liberation Serif1" style:font-name-complex="Liberation Serif1"/>
    </style:style>
    <style:style style:name="T17" style:family="text">
      <style:text-properties style:font-name="Liberation Serif1" fo:font-style="normal" fo:font-weight="normal" officeooo:rsid="000a8c29" style:font-name-asian="Liberation Serif1" style:font-style-asian="normal" style:font-weight-asian="normal" style:font-name-complex="Liberation Serif1" style:font-style-complex="normal" style:font-weight-complex="normal"/>
    </style:style>
    <style:style style:name="T18" style:family="text">
      <style:text-properties style:font-name="Liberation Serif1" fo:font-style="normal" fo:font-weight="normal" officeooo:rsid="000cce4f" style:font-name-asian="Liberation Serif1" style:font-style-asian="normal" style:font-weight-asian="normal" style:font-name-complex="Liberation Serif1" style:font-style-complex="normal" style:font-weight-complex="normal"/>
    </style:style>
    <style:style style:name="T19" style:family="text">
      <style:text-properties style:font-name="Liberation Serif1" fo:font-style="normal" fo:font-weight="normal" officeooo:rsid="000dfb56" style:font-name-asian="Liberation Serif1" style:font-style-asian="normal" style:font-weight-asian="normal" style:font-name-complex="Liberation Serif1" style:font-style-complex="normal" style:font-weight-complex="normal"/>
    </style:style>
    <style:style style:name="T20" style:family="text">
      <style:text-properties style:font-name="Liberation Serif" officeooo:rsid="0009471e" style:font-name-asian="Noto Serif CJK SC" style:font-name-complex="Lohit Devanagari"/>
    </style:style>
    <style:style style:name="T21" style:family="text">
      <style:text-properties style:text-position="sub 58%"/>
    </style:style>
    <style:style style:name="T22" style:family="text">
      <style:text-properties style:text-position="sub 58%" officeooo:rsid="0015eb0b"/>
    </style:style>
    <style:style style:name="T23" style:family="text">
      <style:text-properties style:text-position="sub 58%" style:font-name="Liberation Serif1" style:font-name-asian="Liberation Serif1" style:font-name-complex="Liberation Serif1"/>
    </style:style>
    <style:style style:name="T24" style:family="text">
      <style:text-properties style:text-position="sub 58%" style:font-name="Liberation Serif1" officeooo:rsid="00174669" style:font-name-asian="Liberation Serif1" style:font-name-complex="Liberation Serif1"/>
    </style:style>
    <style:style style:name="T25" style:family="text">
      <style:text-properties style:text-position="sub 58%" style:font-name="Liberation Serif1" officeooo:rsid="0022999c" style:font-name-asian="Liberation Serif1" style:font-name-complex="Liberation Serif1"/>
    </style:style>
    <style:style style:name="T26" style:family="text">
      <style:text-properties style:text-position="sub 58%" style:font-name="Liberation Serif1" fo:font-style="normal" fo:font-weight="normal" officeooo:rsid="0025d85c" style:font-name-asian="Liberation Serif1" style:font-style-asian="normal" style:font-weight-asian="normal" style:font-name-complex="Liberation Serif1" style:font-style-complex="normal" style:font-weight-complex="normal"/>
    </style:style>
    <style:style style:name="T27" style:family="text">
      <style:text-properties style:text-position="sub 58%" officeooo:rsid="000fc219"/>
    </style:style>
    <style:style style:name="T28" style:family="text">
      <style:text-properties style:text-position="sub 58%" officeooo:rsid="00174669"/>
    </style:style>
    <style:style style:name="T29" style:family="text">
      <style:text-properties style:text-position="sub 58%" officeooo:rsid="0022999c"/>
    </style:style>
    <style:style style:name="T30" style:family="text">
      <style:text-properties style:text-position="sub 58%" officeooo:rsid="0024f045"/>
    </style:style>
    <style:style style:name="T31" style:family="text">
      <style:text-properties style:text-position="0% 100%"/>
    </style:style>
    <style:style style:name="T32" style:family="text">
      <style:text-properties style:text-position="0% 100%" style:font-name="Liberation Serif1" style:font-name-asian="Liberation Serif1" style:font-name-complex="Liberation Serif1"/>
    </style:style>
    <style:style style:name="T33" style:family="text">
      <style:text-properties style:text-position="0% 100%" style:font-name="Liberation Serif1" officeooo:rsid="00174669" style:font-name-asian="Liberation Serif1" style:font-name-complex="Liberation Serif1"/>
    </style:style>
    <style:style style:name="T34" style:family="text">
      <style:text-properties style:text-position="0% 100%" style:font-name="Liberation Serif1" fo:font-style="normal" fo:font-weight="normal" officeooo:rsid="0025d85c" style:font-name-asian="Liberation Serif1" style:font-style-asian="normal" style:font-weight-asian="normal" style:font-name-complex="Liberation Serif1" style:font-style-complex="normal" style:font-weight-complex="normal"/>
    </style:style>
    <style:style style:name="T35" style:family="text">
      <style:text-properties style:text-position="0% 100%" style:font-name="Liberation Serif1" fo:font-style="normal" fo:font-weight="normal" officeooo:rsid="001e499f" style:font-name-asian="Liberation Serif1" style:font-style-asian="normal" style:font-weight-asian="normal" style:font-name-complex="Liberation Serif1" style:font-style-complex="normal" style:font-weight-complex="normal"/>
    </style:style>
    <style:style style:name="T36" style:family="text">
      <style:text-properties style:text-position="0% 100%" style:font-name="Liberation Serif1" fo:font-style="normal" fo:font-weight="normal" officeooo:rsid="002a6428" style:font-name-asian="Liberation Serif1" style:font-style-asian="normal" style:font-weight-asian="normal" style:font-name-complex="Liberation Serif1" style:font-style-complex="normal" style:font-weight-complex="normal"/>
    </style:style>
    <style:style style:name="T37" style:family="text">
      <style:text-properties style:text-position="0% 100%" style:font-name="Liberation Serif1" fo:font-style="normal" fo:font-weight="normal" officeooo:rsid="002b0cb7" style:font-name-asian="Liberation Serif1" style:font-style-asian="normal" style:font-weight-asian="normal" style:font-name-complex="Liberation Serif1" style:font-style-complex="normal" style:font-weight-complex="normal"/>
    </style:style>
    <style:style style:name="T38" style:family="text">
      <style:text-properties style:text-position="0% 100%" officeooo:rsid="000f3926"/>
    </style:style>
    <style:style style:name="T39" style:family="text">
      <style:text-properties style:text-position="0% 100%" officeooo:rsid="00174669"/>
    </style:style>
    <style:style style:name="T40" style:family="text">
      <style:text-properties style:text-position="0% 100%" officeooo:rsid="0018097c"/>
    </style:style>
    <style:style style:name="T41" style:family="text">
      <style:text-properties style:text-position="0% 100%" officeooo:rsid="0022999c"/>
    </style:style>
    <style:style style:name="T42" style:family="text">
      <style:text-properties style:text-position="0% 100%" officeooo:rsid="00232541"/>
    </style:style>
    <style:style style:name="T43" style:family="text">
      <style:text-properties style:text-position="0% 100%" officeooo:rsid="001e499f"/>
    </style:style>
    <style:style style:name="T44" style:family="text">
      <style:text-properties style:text-position="0% 100%" officeooo:rsid="0024f045"/>
    </style:style>
    <style:style style:name="T45" style:family="text">
      <style:text-properties style:text-position="0% 100%" officeooo:rsid="0025d85c"/>
    </style:style>
    <style:style style:name="T46" style:family="text">
      <style:text-properties style:text-position="0% 100%" officeooo:rsid="002b0cb7"/>
    </style:style>
    <style:style style:name="T47" style:family="text">
      <style:text-properties style:text-position="super 58%" officeooo:rsid="00232541"/>
    </style:style>
    <style:style style:name="T48" style:family="text">
      <style:text-properties style:text-position="super 58%" officeooo:rsid="0025d85c"/>
    </style:style>
    <style:style style:name="T49" style:family="text">
      <style:text-properties style:text-position="super 58%" style:font-name="Liberation Serif1" fo:font-style="normal" fo:font-weight="normal" officeooo:rsid="0025d85c" style:font-name-asian="Liberation Serif1" style:font-style-asian="normal" style:font-weight-asian="normal" style:font-name-complex="Liberation Serif1" style:font-style-complex="normal" style:font-weight-complex="normal"/>
    </style:style>
    <style:style style:name="T50" style:family="text">
      <style:text-properties officeooo:rsid="0022999c"/>
    </style:style>
    <style:style style:name="T51" style:family="text">
      <style:text-properties officeooo:rsid="002b0cb7"/>
    </style:style>
    <style:style style:name="T52" style:family="text">
      <style:text-properties officeooo:rsid="000f39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5 Exercícios</text:p>
      <text:p text:style-name="P1"/>
      <text:p text:style-name="P1"/>
      <text:p text:style-name="P2">1)</text:p>
      <text:p text:style-name="P1">Variáveis de decisão:</text:p>
      <text:p text:style-name="P7">x1: <text:span text:style-name="T1">horas de trabalho no produto </text:span>standard</text:p>
      <text:p text:style-name="P8">x2: <text:span text:style-name="T1">horas de trabalho no</text:span> produto de luxo</text:p>
      <text:p text:style-name="P7"/>
      <text:p text:style-name="P1">Função Objetivo:</text:p>
      <text:p text:style-name="P7">max f(x1, x2) <text:s/>= 3x1 + 4x2</text:p>
      <text:p text:style-name="P7"/>
      <text:p text:style-name="P1">Restrições:</text:p>
      <text:p text:style-name="P7"><text:span text:style-name="T1">8</text:span>x1 + <text:span text:style-name="T1">4</text:span>x2 <text:span text:style-name="T3">≤</text:span><text:span text:style-name="T20"> 40 <text:s text:c="4"/></text:span>// <text:span text:style-name="T1">horas de corte</text:span></text:p>
      <text:p text:style-name="P9">6x1 + 15x2 <text:span text:style-name="T2">≤ 40 <text:s text:c="2"/>// horas de polimento</text:span></text:p>
      <text:p text:style-name="P16"><text:span text:style-name="T6">x</text:span><text:span text:style-name="T2">1, x2 </text:span><text:span text:style-name="T7">≥ </text:span><text:span text:style-name="T2">0</text:span></text:p>
      <text:p text:style-name="P47"/>
      <text:p text:style-name="P44">======================================================================</text:p>
      <text:p text:style-name="P21"/>
      <text:p text:style-name="P24">2)</text:p>
      <text:p text:style-name="P24">Variáveis de decisão:</text:p>
      <text:p text:style-name="P29">x1: quantidade a ser produzido do produto A</text:p>
      <text:p text:style-name="P29">x2: quantidade a ser produzido do produto B</text:p>
      <text:p text:style-name="P29"/>
      <text:p text:style-name="P40">Função Objetivo:</text:p>
      <text:p text:style-name="P29">max f(x1, x2) = 110x1 + 65x2</text:p>
      <text:p text:style-name="P29"/>
      <text:p text:style-name="P40">Restrições:</text:p>
      <text:p text:style-name="P10"><text:span text:style-name="T2">2x1 + x2 </text:span><text:span text:style-name="T3">≤ </text:span><text:span text:style-name="T2">7</text:span></text:p>
      <text:p text:style-name="P14"><text:span text:style-name="T2">5x1 + 7x2 </text:span><text:span text:style-name="T3">≤ </text:span><text:span text:style-name="T2">30</text:span></text:p>
      <text:p text:style-name="P16"><text:span text:style-name="T6">x</text:span><text:span text:style-name="T2">1, x2 </text:span><text:span text:style-name="T7">≥ </text:span><text:span text:style-name="T2">0</text:span></text:p>
      <text:p text:style-name="P47"/>
      <text:p text:style-name="P44">======================================================================</text:p>
      <text:p text:style-name="P34"/>
      <text:p text:style-name="P3"><text:span text:style-name="T4">3</text:span><text:span text:style-name="T2">)</text:span></text:p>
      <text:p text:style-name="P25">Variáveis de decisão:</text:p>
      <text:p text:style-name="P19"><text:span text:style-name="T17">x1: quantidade a ser produzido do </text:span><text:span text:style-name="T18">pc </text:span><text:span text:style-name="T17">A</text:span></text:p>
      <text:p text:style-name="P11"><text:span text:style-name="T2">x2: quantidade a ser produzido do p</text:span><text:span text:style-name="T5">c</text:span><text:span text:style-name="T2"> B</text:span></text:p>
      <text:p text:style-name="P30"/>
      <text:p text:style-name="P41">Função Objetivo:</text:p>
      <text:p text:style-name="P11"><text:span text:style-name="T2">max f(x1, x2) = 1</text:span><text:span text:style-name="T6">80</text:span><text:span text:style-name="T2">x1 + </text:span><text:span text:style-name="T6">300</text:span><text:span text:style-name="T2">x2</text:span></text:p>
      <text:p text:style-name="P30"/>
      <text:p text:style-name="P41">Restrições:</text:p>
      <text:p text:style-name="P12"><text:span text:style-name="T6">x1 </text:span><text:span text:style-name="T2"><text:s/></text:span><text:span text:style-name="T3">≤ </text:span><text:span text:style-name="T6">60 </text:span><text:span text:style-name="T3">/</text:span><text:span text:style-name="T2">/ </text:span><text:span text:style-name="T6">gabinete pequeno</text:span></text:p>
      <text:p text:style-name="P13"><text:span text:style-name="T6">x2 <text:s/></text:span><text:span text:style-name="T3">≤ </text:span><text:span text:style-name="T6">50 </text:span><text:span text:style-name="T2">// </text:span><text:span text:style-name="T6">gabinete grande</text:span></text:p>
      <text:p text:style-name="P13"><text:span text:style-name="T6">x1 + 2x2 </text:span><text:span text:style-name="T3">≤ </text:span><text:span text:style-name="T6">120 // disco</text:span></text:p>
      <text:p text:style-name="P16"><text:span text:style-name="T6">x</text:span><text:span text:style-name="T2">1, x2 </text:span><text:span text:style-name="T7">≥ </text:span><text:span text:style-name="T2">0</text:span></text:p>
      <text:p text:style-name="P47"/>
      <text:p text:style-name="P44">======================================================================</text:p>
      <text:p text:style-name="P44"/>
      <text:p text:style-name="P4"><text:span text:style-name="T6">4</text:span><text:span text:style-name="T2">)</text:span></text:p>
      <text:p text:style-name="P26">Variáveis de decisão:</text:p>
      <text:p text:style-name="P20"><text:span text:style-name="T17">x1: quantidade </text:span><text:span text:style-name="T19">de barris de gasolina de aviação</text:span></text:p>
      <text:p text:style-name="P12"><text:soft-page-break/><text:span text:style-name="T2">x2: quantidade </text:span><text:span text:style-name="T6">de barris de gasolina comum</text:span></text:p>
      <text:p text:style-name="P31"/>
      <text:p text:style-name="P42">Função Objetivo:</text:p>
      <text:p text:style-name="P12"><text:span text:style-name="T2">max f(x1, x2) = x1 + </text:span><text:span text:style-name="T7">2</text:span><text:span text:style-name="T2">x2</text:span></text:p>
      <text:p text:style-name="P31"/>
      <text:p text:style-name="P31"/>
      <text:p text:style-name="P42">Restrições:</text:p>
      <text:p text:style-name="P46"><text:span text:style-name="T6">x</text:span><text:span text:style-name="T2">1 ≥ 1000 //</text:span><text:span text:style-name="T8">produção min</text:span><text:span text:style-name="T12">i</text:span><text:span text:style-name="T8">ma de gas aviação</text:span></text:p>
      <text:p text:style-name="P15"><text:span text:style-name="T2">x2 ≥ 2000 // </text:span><text:span text:style-name="T8">produção m</text:span><text:span text:style-name="T11">í</text:span><text:span text:style-name="T8">nima de g</text:span><text:span text:style-name="T11">á</text:span><text:span text:style-name="T8">s comum</text:span></text:p>
      <text:p text:style-name="P15"><text:span text:style-name="T2">x1 + x2 ≤ 10000 // </text:span><text:span text:style-name="T8">produção m</text:span><text:span text:style-name="T11">á</text:span><text:span text:style-name="T8">xima</text:span></text:p>
      <text:p text:style-name="P17"><text:span text:style-name="T2">10x1 + 30x2 <text:s/></text:span><text:span text:style-name="T7">≤ </text:span><text:span text:style-name="T2">186000 <text:s/>//transporte </text:span></text:p>
      <text:p text:style-name="P16"><text:span text:style-name="T6">x</text:span><text:span text:style-name="T2">1, x2 </text:span><text:span text:style-name="T7">≥ </text:span><text:span text:style-name="T2">0</text:span></text:p>
      <text:p text:style-name="P44">======================================================================</text:p>
      <text:p text:style-name="P5"><text:span text:style-name="T9">5</text:span><text:span text:style-name="T2">)</text:span></text:p>
      <text:p text:style-name="P27">Variáveis de decisão:</text:p>
      <text:p text:style-name="P22">x<text:span text:style-name="T21">ij</text:span> ; i = (D-empresa D, N-empresa N) e j = (C-cerveja, R-refrigerante) </text:p>
      <text:p text:style-name="P48"/>
      <text:p text:style-name="P43">Função Objetivo:</text:p>
      <text:p text:style-name="P18"><text:span text:style-name="T2">max f(x</text:span><text:span text:style-name="T23">ij</text:span><text:span text:style-name="T2">) = </text:span><text:span text:style-name="T10">[</text:span><text:span text:style-name="T2">0,4x</text:span><text:span text:style-name="T23">dc</text:span><text:span text:style-name="T2"> + 0,6x</text:span><text:span text:style-name="T23">dr </text:span><text:span text:style-name="T33">] - 0,12[</text:span><text:span text:style-name="T32">0,4x</text:span><text:span text:style-name="T23">dc</text:span><text:span text:style-name="T32"> + 0,6x</text:span><text:span text:style-name="T23">dr </text:span><text:span text:style-name="T33">] + x</text:span><text:span text:style-name="T24">nc </text:span><text:span text:style-name="T33">- <text:s/>0,2x</text:span><text:span text:style-name="T24">nc</text:span></text:p>
      <text:p text:style-name="P32"/>
      <text:p text:style-name="P43">Restrições:</text:p>
      <text:p text:style-name="P35">x<text:span text:style-name="T21">dc</text:span> + x<text:span text:style-name="T21">dr <text:s/></text:span><text:span text:style-name="T27"><text:s/></text:span><text:span text:style-name="T38">≤ </text:span><text:span text:style-name="T39">270000 <text:s/>// investimento na empresa D</text:span></text:p>
      <text:p text:style-name="P35"><text:span text:style-name="T39">x</text:span><text:span text:style-name="T28">nc </text:span><text:span text:style-name="T38">≤ </text:span><text:span text:style-name="T39">150000 <text:s/>// investimento na empresa N</text:span></text:p>
      <text:p text:style-name="P36"><text:span text:style-name="T31">x</text:span><text:span text:style-name="T21">dc </text:span><text:span text:style-name="T40">+ </text:span><text:span text:style-name="T39">x</text:span><text:span text:style-name="T28">nc <text:s/></text:span><text:span text:style-name="T38">≤ </text:span><text:span text:style-name="T40">180000 </text:span><text:span text:style-name="T39">// </text:span><text:span text:style-name="T40">investimento em cerveja</text:span></text:p>
      <text:p text:style-name="P37"><text:span text:style-name="T31">x</text:span><text:span text:style-name="T21">dr <text:s/></text:span><text:span text:style-name="T38">≤ </text:span><text:span text:style-name="T40">180000 //investimento em refrigerante</text:span></text:p>
      <text:p text:style-name="P58"/>
      <text:p text:style-name="P61">======================================================================</text:p>
      <text:p text:style-name="P61"/>
      <text:p text:style-name="P6"><text:span text:style-name="T13">6</text:span><text:span text:style-name="T2">)</text:span></text:p>
      <text:p text:style-name="P28">Variáveis de decisão:</text:p>
      <text:p text:style-name="P23">x<text:span text:style-name="T21">ij </text:span><text:span text:style-name="T31">= </text:span><text:span text:style-name="T42">quantidade de m</text:span><text:span text:style-name="T47">3</text:span><text:span text:style-name="T42"> de </text:span><text:span text:style-name="T31">madeira produzida; onde i = (s-serrada, c-compensada) e j = (c-canela, p-pinho)</text:span></text:p>
      <text:p text:style-name="P49"/>
      <text:p text:style-name="P55">Função Objetivo:</text:p>
      <text:p text:style-name="P45"><text:span text:style-name="T10">m</text:span><text:span text:style-name="T2">ax f(</text:span><text:span text:style-name="T14">x</text:span><text:span text:style-name="T25">ij</text:span><text:span text:style-name="T2">) = 0,7</text:span><text:span text:style-name="T15">(</text:span><text:span text:style-name="T14">x</text:span><text:span text:style-name="T25">cc</text:span><text:span text:style-name="T15"> + x</text:span><text:span text:style-name="T25">cp</text:span><text:span text:style-name="T15">)</text:span><text:span text:style-name="T2"> + 5</text:span><text:span text:style-name="T15">(</text:span><text:span text:style-name="T14">x</text:span><text:span text:style-name="T25">sc</text:span><text:span text:style-name="T15"> + x</text:span><text:span text:style-name="T25">sp</text:span><text:span text:style-name="T15">)</text:span></text:p>
      <text:p text:style-name="P33"/>
      <text:p text:style-name="P61">Restrições:</text:p>
      <text:p text:style-name="P38"><text:span text:style-name="T40">x</text:span><text:span text:style-name="T21">sp</text:span><text:span text:style-name="T31"> + x</text:span><text:span text:style-name="T21">cp</text:span><text:span text:style-name="T31"> </text:span><text:span text:style-name="T22"><text:s/></text:span><text:span text:style-name="T38">≤ </text:span><text:span text:style-name="T41">40 // limite disponível de canela</text:span></text:p>
      <text:p text:style-name="P38"><text:span text:style-name="T40">x</text:span><text:span text:style-name="T29">sc</text:span><text:span text:style-name="T41"> + x</text:span><text:span text:style-name="T29">cc</text:span><text:span text:style-name="T41"> </text:span><text:span text:style-name="T22"><text:s/></text:span><text:span text:style-name="T38">≤ </text:span><text:span text:style-name="T41">80 // limite disponível de pinho</text:span></text:p>
      <text:p text:style-name="P50"><text:span text:style-name="T43">x</text:span><text:span text:style-name="T21">sc</text:span><text:span text:style-name="T31"> + x</text:span><text:span text:style-name="T21">sp <text:s/></text:span><text:span text:style-name="T31">≥ </text:span><text:span text:style-name="T44">5 // mínimo produzido de madeira serrada</text:span></text:p>
      <text:p text:style-name="P51"><text:span text:style-name="T45">3</text:span><text:span text:style-name="T43">x</text:span><text:span text:style-name="T30">sc</text:span><text:span text:style-name="T44"> + x</text:span><text:span text:style-name="T30">sp <text:s text:c="2"/></text:span><text:span text:style-name="T31">≥ </text:span><text:span text:style-name="T45">1 // necessário de canela e pinho para produzir 1 m</text:span><text:span text:style-name="T48">3 </text:span><text:span text:style-name="T45">de madeira serrada</text:span></text:p>
      <text:p text:style-name="P64"><text:span text:style-name="T34">5</text:span><text:span text:style-name="T35">x</text:span><text:span text:style-name="T26">cc</text:span><text:span text:style-name="T34"> + 3x</text:span><text:span text:style-name="T26">cp <text:s/></text:span><text:span text:style-name="T34">≥ 100 // necessário de canela e pinho para produzir 100 m</text:span><text:span text:style-name="T49">2</text:span><text:span text:style-name="T34"> de madeira compensada</text:span></text:p>
      <text:p text:style-name="P39"><text:span text:style-name="T43">x</text:span><text:span text:style-name="T21">cc</text:span><text:span text:style-name="T31"> + x</text:span><text:span text:style-name="T21">cp <text:s/></text:span><text:span text:style-name="T31">≥ </text:span><text:span text:style-name="T44">900 // mínimo produzido de madeira compensada</text:span><text:span text:style-name="T31"><text:tab/></text:span></text:p>
      <text:p text:style-name="P59">x<text:span text:style-name="T21">ij</text:span><text:span text:style-name="T29"> </text:span><text:span text:style-name="T50">≥ </text:span>0 // não negatividade das variáveis</text:p>
      <text:p text:style-name="P59"/>
      <text:p text:style-name="P62">======================================================================</text:p>
      <text:p text:style-name="P65"><text:span text:style-name="T16">7</text:span><text:span text:style-name="T2">)</text:span></text:p>
      <text:p text:style-name="P57">Variáveis de decisão:</text:p>
      <text:p text:style-name="P66"><text:span text:style-name="T36">xa </text:span><text:span text:style-name="T37">= quantidade de unidades produzidas do jogo A</text:span></text:p>
      <text:p text:style-name="P52"><text:span text:style-name="T31">xb = quantidade de unidades produzidas do jogo B</text:span></text:p>
      <text:p text:style-name="P52"><text:span text:style-name="T31"/></text:p>
      <text:p text:style-name="P52"><text:span text:style-name="T31"/></text:p>
      <text:p text:style-name="P56"><text:soft-page-break/>Função Objetivo:</text:p>
      <text:p text:style-name="P53"><text:span text:style-name="T50">m</text:span>ax f(xa,xb) = 30xa + 30xb</text:p>
      <text:p text:style-name="P53"/>
      <text:p text:style-name="P63">Restrições:</text:p>
      <text:p text:style-name="P60">xa + xb <text:span text:style-name="T52">≤ <text:s/></text:span>50</text:p>
      <text:p text:style-name="P60">xa <text:span text:style-name="T50">≥</text:span><text:span text:style-name="T52"> </text:span>3</text:p>
      <text:p text:style-name="P60">xb <text:span text:style-name="T50">≥ </text:span>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5:09:03.421592729</meta:creation-date>
    <dc:date>2022-02-04T18:08:58.752558520</dc:date>
    <meta:editing-duration>PT5H37M19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3" meta:paragraph-count="83" meta:word-count="452" meta:character-count="2637" meta:non-whitespace-character-count="2239"/>
  </office:meta>
</office:document-meta>
</file>